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ttrakhand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string" calcext:value-type="string">
            <text:p>Wk1(feb 20-26)</text:p>
          </table:table-cell>
          <table:table-cell office:value-type="float" office:value="557.1428571" calcext:value-type="float">
            <text:p>557.1428571</text:p>
          </table:table-cell>
          <table:table-cell office:value-type="float" office:value="520" calcext:value-type="float">
            <text:p>520</text:p>
          </table:table-cell>
          <table:table-cell office:value-type="float" office:value="1171.428571" calcext:value-type="float">
            <text:p>1171.428571</text:p>
          </table:table-cell>
          <table:table-cell office:value-type="float" office:value="1600" calcext:value-type="float">
            <text:p>1600</text:p>
          </table:table-cell>
          <table:table-cell office:value-type="float" office:value="1650" calcext:value-type="float">
            <text:p>1650</text:p>
          </table:table-cell>
          <table:table-cell office:value-type="float" office:value="541.6666667" calcext:value-type="float">
            <text:p>541.6666667</text:p>
          </table:table-cell>
          <table:table-cell office:value-type="float" office:value="2214.285714" calcext:value-type="float">
            <text:p>2214.285714</text:p>
          </table:table-cell>
          <table:table-cell office:value-type="float" office:value="863.8333333" calcext:value-type="float">
            <text:p>863.8333333</text:p>
          </table:table-cell>
          <table:table-cell office:value-type="float" office:value="1160" calcext:value-type="float">
            <text:p>1160</text:p>
          </table:table-cell>
          <table:table-cell office:value-type="float" office:value="641.6666667" calcext:value-type="float">
            <text:p>641.6666667</text:p>
          </table:table-cell>
          <table:table-cell office:value-type="float" office:value="792.8571429" calcext:value-type="float">
            <text:p>792.8571429</text:p>
          </table:table-cell>
          <table:table-cell office:value-type="float" office:value="2060" calcext:value-type="float">
            <text:p>2060</text:p>
          </table:table-cell>
          <table:table-cell office:value-type="float" office:value="951" calcext:value-type="float">
            <text:p>951</text:p>
          </table:table-cell>
          <table:table-cell office:value-type="float" office:value="1358.333333" calcext:value-type="float">
            <text:p>1358.3333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k2(feb 27-4march)</text:p>
          </table:table-cell>
          <table:table-cell office:value-type="float" office:value="400" calcext:value-type="float">
            <text:p>400</text:p>
          </table:table-cell>
          <table:table-cell office:value-type="float" office:value="430" calcext:value-type="float">
            <text:p>430</text:p>
          </table:table-cell>
          <table:table-cell office:value-type="float" office:value="960" calcext:value-type="float">
            <text:p>960</text:p>
          </table:table-cell>
          <table:table-cell office:value-type="float" office:value="1500" calcext:value-type="float">
            <text:p>1500</text:p>
          </table:table-cell>
          <table:table-cell office:value-type="float" office:value="1650" calcext:value-type="float">
            <text:p>1650</text:p>
          </table:table-cell>
          <table:table-cell office:value-type="float" office:value="541.6666667" calcext:value-type="float">
            <text:p>541.6666667</text:p>
          </table:table-cell>
          <table:table-cell office:value-type="float" office:value="2060" calcext:value-type="float">
            <text:p>2060</text:p>
          </table:table-cell>
          <table:table-cell office:value-type="float" office:value="516.5" calcext:value-type="float">
            <text:p>516.5</text:p>
          </table:table-cell>
          <table:table-cell office:value-type="float" office:value="1058.333333" calcext:value-type="float">
            <text:p>1058.333333</text:p>
          </table:table-cell>
          <table:table-cell office:value-type="float" office:value="641.6666667" calcext:value-type="float">
            <text:p>641.6666667</text:p>
          </table:table-cell>
          <table:table-cell office:value-type="float" office:value="750" calcext:value-type="float">
            <text:p>750</text:p>
          </table:table-cell>
          <table:table-cell office:value-type="float" office:value="1870" calcext:value-type="float">
            <text:p>1870</text:p>
          </table:table-cell>
          <table:table-cell office:value-type="float" office:value="953.3333333" calcext:value-type="float">
            <text:p>953.3333333</text:p>
          </table:table-cell>
          <table:table-cell office:value-type="float" office:value="1166.666667" calcext:value-type="float">
            <text:p>1166.666667</text:p>
          </table:table-cell>
          <table:table-cell office:value-type="float" office:value="428.5714286" calcext:value-type="float">
            <text:p>428.5714286</text:p>
          </table:table-cell>
        </table:table-row>
        <table:table-row table:style-name="ro1">
          <table:table-cell office:value-type="string" calcext:value-type="string">
            <text:p>Wk3(march 5 - 11)</text:p>
          </table:table-cell>
          <table:table-cell office:value-type="float" office:value="250" calcext:value-type="float">
            <text:p>250</text:p>
          </table:table-cell>
          <table:table-cell office:value-type="float" office:value="415" calcext:value-type="float">
            <text:p>415</text:p>
          </table:table-cell>
          <table:table-cell office:value-type="float" office:value="880" calcext:value-type="float">
            <text:p>880</text:p>
          </table:table-cell>
          <table:table-cell office:value-type="float" office:value="1420" calcext:value-type="float">
            <text:p>1420</text:p>
          </table:table-cell>
          <table:table-cell office:value-type="float" office:value="1662.5" calcext:value-type="float">
            <text:p>1662.5</text:p>
          </table:table-cell>
          <table:table-cell office:value-type="float" office:value="800" calcext:value-type="float">
            <text:p>800</text:p>
          </table:table-cell>
          <table:table-cell office:value-type="float" office:value="2128.571429" calcext:value-type="float">
            <text:p>2128.571429</text:p>
          </table:table-cell>
          <table:table-cell office:value-type="float" office:value="733.25" calcext:value-type="float">
            <text:p>733.25</text:p>
          </table:table-cell>
          <table:table-cell office:value-type="float" office:value="884" calcext:value-type="float">
            <text:p>884</text:p>
          </table:table-cell>
          <table:table-cell office:value-type="float" office:value="616.6666667" calcext:value-type="float">
            <text:p>616.6666667</text:p>
          </table:table-cell>
          <table:table-cell office:value-type="float" office:value="700" calcext:value-type="float">
            <text:p>700</text:p>
          </table:table-cell>
          <table:table-cell office:value-type="float" office:value="2150" calcext:value-type="float">
            <text:p>2150</text:p>
          </table:table-cell>
          <table:table-cell office:value-type="float" office:value="995" calcext:value-type="float">
            <text:p>995</text:p>
          </table:table-cell>
          <table:table-cell office:value-type="float" office:value="1210" calcext:value-type="float">
            <text:p>1210</text:p>
          </table:table-cell>
          <table:table-cell office:value-type="float" office:value="628.5714286" calcext:value-type="float">
            <text:p>628.5714286</text:p>
          </table:table-cell>
        </table:table-row>
        <table:table-row table:style-name="ro1">
          <table:table-cell office:value-type="string" calcext:value-type="string">
            <text:p>Wk4(mar12-18)</text:p>
          </table:table-cell>
          <table:table-cell office:value-type="float" office:value="550" calcext:value-type="float">
            <text:p>550</text:p>
          </table:table-cell>
          <table:table-cell office:value-type="float" office:value="450" calcext:value-type="float">
            <text:p>450</text:p>
          </table:table-cell>
          <table:table-cell office:value-type="float" office:value="1020" calcext:value-type="float">
            <text:p>1020</text:p>
          </table:table-cell>
          <table:table-cell office:value-type="float" office:value="1740" calcext:value-type="float">
            <text:p>1740</text:p>
          </table:table-cell>
          <table:table-cell office:value-type="float" office:value="1633.333333" calcext:value-type="float">
            <text:p>1633.333333</text:p>
          </table:table-cell>
          <table:table-cell office:value-type="float" office:value="750" calcext:value-type="float">
            <text:p>750</text:p>
          </table:table-cell>
          <table:table-cell office:value-type="float" office:value="2114.285714" calcext:value-type="float">
            <text:p>2114.285714</text:p>
          </table:table-cell>
          <table:table-cell office:value-type="float" office:value="516.5" calcext:value-type="float">
            <text:p>516.5</text:p>
          </table:table-cell>
          <table:table-cell office:value-type="float" office:value="518.3333333" calcext:value-type="float">
            <text:p>518.3333333</text:p>
          </table:table-cell>
          <table:table-cell table:number-columns-repeated="2" office:value-type="float" office:value="683.3333333" calcext:value-type="float">
            <text:p>683.3333333</text:p>
          </table:table-cell>
          <table:table-cell office:value-type="float" office:value="1900" calcext:value-type="float">
            <text:p>1900</text:p>
          </table:table-cell>
          <table:table-cell office:value-type="float" office:value="1020" calcext:value-type="float">
            <text:p>1020</text:p>
          </table:table-cell>
          <table:table-cell office:value-type="float" office:value="983.3333333" calcext:value-type="float">
            <text:p>983.33333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k5(mar19-25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2200" calcext:value-type="float">
            <text:p>2200</text:p>
          </table:table-cell>
          <table:table-cell office:value-type="float" office:value="2225" calcext:value-type="float">
            <text:p>2225</text:p>
          </table:table-cell>
          <table:table-cell office:value-type="float" office:value="1083.333333" calcext:value-type="float">
            <text:p>1083.333333</text:p>
          </table:table-cell>
          <table:table-cell office:value-type="float" office:value="2085.714286" calcext:value-type="float">
            <text:p>2085.714286</text:p>
          </table:table-cell>
          <table:table-cell office:value-type="float" office:value="566" calcext:value-type="float">
            <text:p>566</text:p>
          </table:table-cell>
          <table:table-cell office:value-type="float" office:value="600" calcext:value-type="float">
            <text:p>600</text:p>
          </table:table-cell>
          <table:table-cell office:value-type="float" office:value="1017.5" calcext:value-type="float">
            <text:p>1017.5</text:p>
          </table:table-cell>
          <table:table-cell office:value-type="float" office:value="583.3333333" calcext:value-type="float">
            <text:p>583.3333333</text:p>
          </table:table-cell>
          <table:table-cell office:value-type="float" office:value="1770" calcext:value-type="float">
            <text:p>1770</text:p>
          </table:table-cell>
          <table:table-cell office:value-type="float" office:value="883.3333333" calcext:value-type="float">
            <text:p>883.3333333</text:p>
          </table:table-cell>
          <table:table-cell office:value-type="float" office:value="1537.5" calcext:value-type="float">
            <text:p>1537.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Wk6(mar26-1april)</text:p>
          </table:table-cell>
          <table:table-cell office:value-type="float" office:value="1000" calcext:value-type="float">
            <text:p>1000</text:p>
          </table:table-cell>
          <table:table-cell office:value-type="float" office:value="670" calcext:value-type="float">
            <text:p>670</text:p>
          </table:table-cell>
          <table:table-cell office:value-type="float" office:value="1540" calcext:value-type="float">
            <text:p>1540</text:p>
          </table:table-cell>
          <table:table-cell office:value-type="float" office:value="3066.666667" calcext:value-type="float">
            <text:p>3066.666667</text:p>
          </table:table-cell>
          <table:table-cell office:value-type="float" office:value="2266.666667" calcext:value-type="float">
            <text:p>2266.666667</text:p>
          </table:table-cell>
          <table:table-cell office:value-type="float" office:value="875" calcext:value-type="float">
            <text:p>875</text:p>
          </table:table-cell>
          <table:table-cell office:value-type="float" office:value="3350" calcext:value-type="float">
            <text:p>3350</text:p>
          </table:table-cell>
          <table:table-cell office:value-type="float" office:value="533.3333333" calcext:value-type="float">
            <text:p>533.3333333</text:p>
          </table:table-cell>
          <table:table-cell office:value-type="float" office:value="928.5714286" calcext:value-type="float">
            <text:p>928.5714286</text:p>
          </table:table-cell>
          <table:table-cell office:value-type="float" office:value="1233.333333" calcext:value-type="float">
            <text:p>1233.333333</text:p>
          </table:table-cell>
          <table:table-cell office:value-type="float" office:value="910" calcext:value-type="float">
            <text:p>910</text:p>
          </table:table-cell>
          <table:table-cell office:value-type="float" office:value="1818" calcext:value-type="float">
            <text:p>1818</text:p>
          </table:table-cell>
          <table:table-cell office:value-type="float" office:value="1575" calcext:value-type="float">
            <text:p>1575</text:p>
          </table:table-cell>
          <table:table-cell office:value-type="float" office:value="1400" calcext:value-type="float">
            <text:p>1400</text:p>
          </table:table-cell>
          <table:table-cell office:value-type="float" office:value="671.4285714" calcext:value-type="float">
            <text:p>671.4285714</text:p>
          </table:table-cell>
        </table:table-row>
        <table:table-row table:style-name="ro1">
          <table:table-cell office:value-type="string" calcext:value-type="string">
            <text:p>wk7 (april 2-8)</text:p>
          </table:table-cell>
          <table:table-cell office:value-type="float" office:value="550" calcext:value-type="float">
            <text:p>550</text:p>
          </table:table-cell>
          <table:table-cell office:value-type="float" office:value="593.75" calcext:value-type="float">
            <text:p>593.75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1450" calcext:value-type="float">
            <text:p>1450</text:p>
          </table:table-cell>
          <table:table-cell office:value-type="float" office:value="564.2857143" calcext:value-type="float">
            <text:p>564.2857143</text:p>
          </table:table-cell>
          <table:table-cell office:value-type="float" office:value="2500" calcext:value-type="float">
            <text:p>2500</text:p>
          </table:table-cell>
          <table:table-cell office:value-type="float" office:value="766.5" calcext:value-type="float">
            <text:p>766.5</text:p>
          </table:table-cell>
          <table:table-cell office:value-type="float" office:value="1014.285714" calcext:value-type="float">
            <text:p>1014.285714</text:p>
          </table:table-cell>
          <table:table-cell office:value-type="float" office:value="1425" calcext:value-type="float">
            <text:p>1425</text:p>
          </table:table-cell>
          <table:table-cell office:value-type="float" office:value="1114.285714" calcext:value-type="float">
            <text:p>1114.285714</text:p>
          </table:table-cell>
          <table:table-cell office:value-type="float" office:value="2130" calcext:value-type="float">
            <text:p>2130</text:p>
          </table:table-cell>
          <table:table-cell office:value-type="float" office:value="1271.428571" calcext:value-type="float">
            <text:p>1271.428571</text:p>
          </table:table-cell>
          <table:table-cell office:value-type="float" office:value="1600" calcext:value-type="float">
            <text:p>16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Wk8 (april 9-15)</text:p>
          </table:table-cell>
          <table:table-cell office:value-type="float" office:value="662.5" calcext:value-type="float">
            <text:p>662.5</text:p>
          </table:table-cell>
          <table:table-cell office:value-type="float" office:value="700" calcext:value-type="float">
            <text:p>700</text:p>
          </table:table-cell>
          <table:table-cell office:value-type="float" office:value="1514.285714" calcext:value-type="float">
            <text:p>1514.285714</text:p>
          </table:table-cell>
          <table:table-cell office:value-type="float" office:value="2300" calcext:value-type="float">
            <text:p>2300</text:p>
          </table:table-cell>
          <table:table-cell office:value-type="float" office:value="1633.333333" calcext:value-type="float">
            <text:p>1633.333333</text:p>
          </table:table-cell>
          <table:table-cell office:value-type="float" office:value="564.2857143" calcext:value-type="float">
            <text:p>564.2857143</text:p>
          </table:table-cell>
          <table:table-cell office:value-type="float" office:value="1916.666667" calcext:value-type="float">
            <text:p>1916.666667</text:p>
          </table:table-cell>
          <table:table-cell office:value-type="float" office:value="800" calcext:value-type="float">
            <text:p>800</text:p>
          </table:table-cell>
          <table:table-cell office:value-type="float" office:value="1078.571429" calcext:value-type="float">
            <text:p>1078.571429</text:p>
          </table:table-cell>
          <table:table-cell office:value-type="float" office:value="1280" calcext:value-type="float">
            <text:p>1280</text:p>
          </table:table-cell>
          <table:table-cell office:value-type="float" office:value="1033.333333" calcext:value-type="float">
            <text:p>1033.333333</text:p>
          </table:table-cell>
          <table:table-cell office:value-type="float" office:value="2086.666667" calcext:value-type="float">
            <text:p>2086.666667</text:p>
          </table:table-cell>
          <table:table-cell office:value-type="float" office:value="1318.571429" calcext:value-type="float">
            <text:p>1318.571429</text:p>
          </table:table-cell>
          <table:table-cell office:value-type="float" office:value="2800" calcext:value-type="float">
            <text:p>2800</text:p>
          </table:table-cell>
          <table:table-cell office:value-type="float" office:value="1142.857143" calcext:value-type="float">
            <text:p>1142.857143</text:p>
          </table:table-cell>
        </table:table-row>
        <table:table-row table:style-name="ro1">
          <table:table-cell office:value-type="string" calcext:value-type="string">
            <text:p>Wk9(apr 16-22)</text:p>
          </table:table-cell>
          <table:table-cell office:value-type="float" office:value="721.4285714" calcext:value-type="float">
            <text:p>721.4285714</text:p>
          </table:table-cell>
          <table:table-cell office:value-type="float" office:value="800" calcext:value-type="float">
            <text:p>800</text:p>
          </table:table-cell>
          <table:table-cell office:value-type="float" office:value="1525" calcext:value-type="float">
            <text:p>1525</text:p>
          </table:table-cell>
          <table:table-cell office:value-type="float" office:value="1993.958333" calcext:value-type="float">
            <text:p>1993.958333</text:p>
          </table:table-cell>
          <table:table-cell office:value-type="float" office:value="1400" calcext:value-type="float">
            <text:p>1400</text:p>
          </table:table-cell>
          <table:table-cell office:value-type="float" office:value="528.5714286" calcext:value-type="float">
            <text:p>528.5714286</text:p>
          </table:table-cell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1335.714286" calcext:value-type="float">
            <text:p>1335.714286</text:p>
          </table:table-cell>
          <table:table-cell office:value-type="float" office:value="1850" calcext:value-type="float">
            <text:p>1850</text:p>
          </table:table-cell>
          <table:table-cell office:value-type="float" office:value="914.2857143" calcext:value-type="float">
            <text:p>914.2857143</text:p>
          </table:table-cell>
          <table:table-cell office:value-type="float" office:value="2183.333333" calcext:value-type="float">
            <text:p>2183.333333</text:p>
          </table:table-cell>
          <table:table-cell office:value-type="float" office:value="1012.857143" calcext:value-type="float">
            <text:p>1012.857143</text:p>
          </table:table-cell>
          <table:table-cell office:value-type="float" office:value="1750" calcext:value-type="float">
            <text:p>1750</text:p>
          </table:table-cell>
          <table:table-cell office:value-type="float" office:value="1371.428571" calcext:value-type="float">
            <text:p>1371.428571</text:p>
          </table:table-cell>
        </table:table-row>
        <table:table-row table:style-name="ro1">
          <table:table-cell office:value-type="string" calcext:value-type="string">
            <text:p>Wk10(apr 23-29)</text:p>
          </table:table-cell>
          <table:table-cell office:value-type="float" office:value="708.3333333" calcext:value-type="float">
            <text:p>708.3333333</text:p>
          </table:table-cell>
          <table:table-cell office:value-type="float" office:value="850" calcext:value-type="float">
            <text:p>850</text:p>
          </table:table-cell>
          <table:table-cell office:value-type="float" office:value="1180" calcext:value-type="float">
            <text:p>1180</text:p>
          </table:table-cell>
          <table:table-cell office:value-type="float" office:value="1993.958333" calcext:value-type="float">
            <text:p>1993.958333</text:p>
          </table:table-cell>
          <table:table-cell office:value-type="float" office:value="1887.5" calcext:value-type="float">
            <text:p>1887.5</text:p>
          </table:table-cell>
          <table:table-cell office:value-type="float" office:value="507.1428571" calcext:value-type="float">
            <text:p>507.1428571</text:p>
          </table:table-cell>
          <table:table-cell office:value-type="float" office:value="1960" calcext:value-type="float">
            <text:p>1960</text:p>
          </table:table-cell>
          <table:table-cell office:value-type="float" office:value="600" calcext:value-type="float">
            <text:p>600</text:p>
          </table:table-cell>
          <table:table-cell office:value-type="float" office:value="1437.5" calcext:value-type="float">
            <text:p>1437.5</text:p>
          </table:table-cell>
          <table:table-cell office:value-type="float" office:value="2000" calcext:value-type="float">
            <text:p>2000</text:p>
          </table:table-cell>
          <table:table-cell office:value-type="float" office:value="820" calcext:value-type="float">
            <text:p>820</text:p>
          </table:table-cell>
          <table:table-cell office:value-type="float" office:value="2198.333333" calcext:value-type="float">
            <text:p>2198.333333</text:p>
          </table:table-cell>
          <table:table-cell office:value-type="float" office:value="917.1428571" calcext:value-type="float">
            <text:p>917.1428571</text:p>
          </table:table-cell>
          <table:table-cell office:value-type="float" office:value="1480" calcext:value-type="float">
            <text:p>1480</text:p>
          </table:table-cell>
          <table:table-cell office:value-type="float" office:value="1600" calcext:value-type="float">
            <text:p>1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54:52.061315991</meta:creation-date>
    <dc:date>2020-05-07T11:33:29.404260418</dc:date>
    <meta:editing-duration>PT23M42S</meta:editing-duration>
    <meta:editing-cycles>1</meta:editing-cycles>
    <meta:document-statistic meta:table-count="1" meta:cell-count="176" meta:object-count="0"/>
    <meta:generator>LibreOffice/6.0.7.3$Linux_X86_64 LibreOffice_project/00m0$Build-3</meta:generator>
  </office:meta>
</office:document-meta>
</file>